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line-height="100%"/>
      <style:text-properties fo:font-size="8pt" fo:font-style="italic" style:font-size-asian="7pt" style:font-style-asian="italic" style:font-size-complex="8pt" style:font-style-complex="italic"/>
    </style:style>
    <style:style style:name="P6" style:family="paragraph" style:parent-style-name="Standard">
      <style:text-properties style:font-name="Courier 10 Pitch" fo:font-size="9pt" style:font-size-asian="9pt" style:font-size-complex="9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 style:list-style-name="L1">
      <style:text-properties fo:font-size="11pt" style:font-size-asian="11pt" style:font-size-complex="11pt"/>
    </style:style>
    <style:style style:name="P9" style:family="paragraph" style:parent-style-name="Standard" style:list-style-name="L2">
      <style:text-properties fo:font-size="11pt" style:font-size-asian="11pt" style:font-size-complex="11pt"/>
    </style:style>
    <style:style style:name="P10" style:family="paragraph" style:parent-style-name="Standard" style:list-style-name="L3">
      <style:text-properties fo:font-size="11pt" style:font-size-asian="11pt" style:font-size-complex="11pt"/>
    </style:style>
    <style:style style:name="P11" style:family="paragraph" style:parent-style-name="Standard" style:list-style-name="L4">
      <style:text-properties fo:font-size="11pt" style:font-size-asian="11pt" style:font-size-complex="11pt"/>
    </style:style>
    <style:style style:name="P12" style:family="paragraph" style:parent-style-name="Standard" style:list-style-name="L5">
      <style:text-properties fo:font-size="11pt" style:font-size-asian="11pt" style:font-size-complex="11pt"/>
    </style:style>
    <style:style style:name="P13" style:family="paragraph" style:parent-style-name="Standard" style:list-style-name="L6">
      <style:text-properties fo:font-size="11pt" style:font-size-asian="11pt" style:font-size-complex="11pt"/>
    </style:style>
    <style:style style:name="P14" style:family="paragraph" style:parent-style-name="Standard" style:list-style-name="L7">
      <style:text-properties fo:font-size="11pt" style:font-size-asian="11pt" style:font-size-complex="11pt"/>
    </style:style>
    <style:style style:name="P15" style:family="paragraph" style:parent-style-name="Standard" style:list-style-name="L11">
      <style:text-properties fo:font-size="11pt" style:font-size-asian="11pt" style:font-size-complex="11pt"/>
    </style:style>
    <style:style style:name="P16" style:family="paragraph" style:parent-style-name="Standard" style:list-style-name="L12">
      <style:text-properties fo:font-size="11pt" style:font-size-asian="11pt" style:font-size-complex="11pt"/>
    </style:style>
    <style:style style:name="P17" style:family="paragraph" style:parent-style-name="Standard" style:list-style-name="L13">
      <style:text-properties fo:font-size="11pt" style:font-size-asian="11pt" style:font-size-complex="11pt"/>
    </style:style>
    <style:style style:name="P18" style:family="paragraph" style:parent-style-name="Standard" style:list-style-name="L14">
      <style:text-properties fo:font-size="11pt" style:font-size-asian="11pt" style:font-size-complex="11pt"/>
    </style:style>
    <style:style style:name="P19" style:family="paragraph" style:parent-style-name="Standard" style:list-style-name="L15">
      <style:text-properties fo:font-size="11pt" style:font-size-asian="11pt" style:font-size-complex="11pt"/>
    </style:style>
    <style:style style:name="P20" style:family="paragraph" style:parent-style-name="Standard" style:list-style-name="L16">
      <style:text-properties fo:font-size="11pt" style:font-size-asian="11pt" style:font-size-complex="11pt"/>
    </style:style>
    <style:style style:name="P2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list-style-name="L7"/>
    <style:style style:name="P23" style:family="paragraph" style:parent-style-name="Standard">
      <style:text-properties style:font-name="Courier 10 Pitch" fo:font-size="11pt" style:font-size-asian="11pt" style:font-size-complex="11pt"/>
    </style:style>
    <style:style style:name="P24" style:family="paragraph" style:parent-style-name="Standard" style:list-style-name="L2">
      <style:paragraph-properties fo:margin-left="0in" fo:margin-right="0in" fo:text-indent="0in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Courier 10 Pitch" fo:font-size="11pt" style:font-size-asian="11pt" style:font-size-complex="11pt"/>
    </style:style>
    <style:style style:name="T7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: C language</text:p>
      <text:p text:style-name="Standard"/>
      <text:p text:style-name="P4">Студент ___________________________________________________________________ группы _____________</text:p>
      <text:p text:style-name="P4">Я подтверждаю что ответы ниже являются моими собственными и даны честно _______________________</text:p>
      <text:p text:style-name="P5"><text:s text:c="193"/>(число, подпись)</text:p>
      <text:p text:style-name="P3">Для ответов на вопросы, помеченные как (PA), возьмите отдельный лист.</text:p>
      <text:p text:style-name="P2"/>
      <text:p text:style-name="P2"><text:span text:style-name="T3">Q1: Насколько предсказуемо чтение из полей паддинга структуры?</text:span> </text:p>
      <text:p text:style-name="P2"/>
      <text:p text:style-name="P2">В архитектуре выровненной на 4 байта с sizeof(char) == 1 байт следующая структура:</text:p>
      <text:p text:style-name="P2"/>
      <text:p text:style-name="P6">struct Padded { int x; char y; };</text:p>
      <text:p text:style-name="P2"/>
      <text:p text:style-name="P2">будет иметь в конце паддинг 3 байта. Рассмотрим следующий код:</text:p>
      <text:p text:style-name="P2"/>
      <text:p text:style-name="P6">struct Padded p;</text:p>
      <text:p text:style-name="P6">memset (&amp;p, 0xDA, sizeof(p));</text:p>
      <text:p text:style-name="P6">p.x = 2;</text:p>
      <text:p text:style-name="P6">p.y = 'a';</text:p>
      <text:p text:style-name="P6">/* some code not aliasing p */</text:p>
      <text:p text:style-name="P6">char res = *((char *) p + 6);</text:p>
      <text:p text:style-name="P2"/>
      <text:p text:style-name="P2">Какие из утверждений ниже верны (считаем, что случайный мусор никогда не равен 0xDA)?</text:p>
      <text:p text:style-name="P2"/>
      <text:list xml:id="list1478603742" text:style-name="L1">
        <text:list-item>
          <text:p text:style-name="P8">Код не будет скомпилирован без ошибок</text:p>
        </text:list-item>
        <text:list-item>
          <text:p text:style-name="P8">В результате всегда будет считан res == 0xDA</text:p>
        </text:list-item>
        <text:list-item>
          <text:p text:style-name="P8">В результате в res всегда будет считан случайный мусор</text:p>
        </text:list-item>
        <text:list-item>
          <text:p text:style-name="P8">В результате в res может быть считан как 0xDA, так и случайный мусор</text:p>
        </text:list-item>
        <text:list-item>
          <text:p text:style-name="P8">В результате чтения произойдет runtime error</text:p>
        </text:list-item>
      </text:list>
      <text:p text:style-name="P2"/>
      <text:p text:style-name="P2"><text:span text:style-name="T3">Q2: Насколько предсказуемо чтение из неинициализированной переменной?</text:span> </text:p>
      <text:p text:style-name="P2"/>
      <text:p text:style-name="P2">Результатом чтения <text:s/>неинициализированной переменной является:</text:p>
      <text:p text:style-name="P2"/>
      <text:list xml:id="list887433117" text:style-name="L2">
        <text:list-item>
          <text:p text:style-name="P9">Run-time error</text:p>
        </text:list-item>
        <text:list-item>
          <text:p text:style-name="P9">Определенное и предсказуемое мусорное значение</text:p>
        </text:list-item>
        <text:list-item>
          <text:p text:style-name="P9">Неопределенное, но всегда одно и то же значение для одной и той же переменной</text:p>
        </text:list-item>
        <text:list-item>
          <text:p text:style-name="P9">Неопределенное и, возможно, всегда разное значение для одной и той же переменной</text:p>
        </text:list-item>
        <text:list-item>
          <text:p text:style-name="P9">Результатом является тот факт, что Дед Мороз не принесет вам подарок на Новый Год</text:p>
        </text:list-item>
      </text:list>
      <text:p text:style-name="P2"/>
      <text:p text:style-name="P2"><text:span text:style-name="T3">Q3: Можно ли использовать адресную арифметику для объектов, аллоцированных в разных местах?</text:span></text:p>
      <text:p text:style-name="P2"/>
      <text:p text:style-name="P2">Рассмотрите следующий код, смешивающий адресную арифметику для стека и кучи:</text:p>
      <text:p text:style-name="P2"/>
      <text:p text:style-name="P6">int x = 0xBEEF;</text:p>
      <text:p text:style-name="P6">int *px = &amp;x;</text:p>
      <text:p text:style-name="P6">int *mx = malloc (sizeof(int));</text:p>
      <text:p text:style-name="P6">ptrdiff_t pd = px - mx;</text:p>
      <text:p text:style-name="P6">int res = *(mx + pd);</text:p>
      <text:list xml:id="list583038958" text:continue-numbering="true" text:style-name="L2">
        <text:list-header>
          <text:p text:style-name="P24"/>
        </text:list-header>
      </text:list>
      <text:p text:style-name="P2">Охарактеризуйте исполнение и результат этого кода:</text:p>
      <text:p text:style-name="P2"/>
      <text:list xml:id="list74929445" text:style-name="L3">
        <text:list-item>
          <text:p text:style-name="P10">Ошибка компиляции</text:p>
        </text:list-item>
        <text:list-item>
          <text:p text:style-name="P10">Run-time error</text:p>
        </text:list-item>
        <text:list-item>
          <text:p text:style-name="P10">res == 0xBEEF</text:p>
        </text:list-item>
        <text:list-item>
          <text:p text:style-name="P10">Неопределенное значение внутри res (может быть и 0xBEEF, если повезет)</text:p>
        </text:list-item>
        <text:list-item>
          <text:p text:style-name="P10">В результате исполнения этого кода, его разработчик погибнет от удара тяжелым предметом</text:p>
        </text:list-item>
      </text:list>
      <text:p text:style-name="P2"/>
      <text:p text:style-name="P2"><text:soft-page-break/></text:p>
      <text:p text:style-name="P21">Q4: Достаточно ли побитового равенства для равенства?</text:p>
      <text:p text:style-name="P2"/>
      <text:p text:style-name="P2">Для двух объектов, аллоцированных в разных местах, но имеющих одинаковое численное значение указателей на них, при сравнении указателей на равенство:</text:p>
      <text:p text:style-name="P2"/>
      <text:list xml:id="list1365557007" text:style-name="L4">
        <text:list-item>
          <text:p text:style-name="P11">Указатели будут считаться равными</text:p>
        </text:list-item>
        <text:list-item>
          <text:p text:style-name="P11">Результат не определен: указатели могут считаться не равными</text:p>
        </text:list-item>
        <text:list-item>
          <text:p text:style-name="P11">У двух указателей на объекты в разных местах не может быть одинакового значения</text:p>
        </text:list-item>
        <text:list-item>
          <text:p text:style-name="P11">Такое сравнение просто не скомпилируется</text:p>
        </text:list-item>
      </text:list>
      <text:p text:style-name="P2"/>
      <text:p text:style-name="P2"><text:span text:style-name="T3">Q5: Можно ли сериализовать указатели?</text:span></text:p>
      <text:p text:style-name="P2"/>
      <text:p text:style-name="P2">Студент Шустрый взял значение указателя некоей переменной и записал его в файл, а через некоторое время считал из файла и разыменовал, чтобы считать значение. Пусть эта переменная все это время не выходила из области видимости и не меняла своего значения, других указателей на нее не было. В этом случае, с использованием восстановленного указателя:</text:p>
      <text:p text:style-name="P2"/>
      <text:list xml:id="list1097091242" text:style-name="L5">
        <text:list-item>
          <text:p text:style-name="P12">Её значение всегда будет считано верно</text:p>
        </text:list-item>
        <text:list-item>
          <text:p text:style-name="P12">Её значение всегда будет считано неверно</text:p>
        </text:list-item>
        <text:list-item>
          <text:p text:style-name="P12">Её значение может быть считано как верно, так и неверно</text:p>
        </text:list-item>
        <text:list-item>
          <text:p text:style-name="P12">При попытке такого считывания обязательно произойдет run-time error</text:p>
        </text:list-item>
        <text:list-item>
          <text:p text:style-name="P12">Студент Шустрый не получит зачета</text:p>
        </text:list-item>
      </text:list>
      <text:p text:style-name="P2"/>
      <text:p text:style-name="P21">Q6: Сохранится ли значение указателя на удаленную область памяти?</text:p>
      <text:p text:style-name="P2"/>
      <text:p text:style-name="P6">int *p = malloc (sizeof(int));</text:p>
      <text:p text:style-name="P6">long pold = (long) p;</text:p>
      <text:p text:style-name="P6">free (p);</text:p>
      <text:p text:style-name="P6">assert (p == (int *)pold);</text:p>
      <text:p text:style-name="P2"/>
      <text:p text:style-name="P2">Результатом будет:</text:p>
      <text:p text:style-name="P2"/>
      <text:list xml:id="list1078239959" text:style-name="L6">
        <text:list-item>
          <text:p text:style-name="P13">Возможно assertion failure, возможно нет</text:p>
        </text:list-item>
        <text:list-item>
          <text:p text:style-name="P13">Всегда <text:s/>assertion failure</text:p>
        </text:list-item>
        <text:list-item>
          <text:p text:style-name="P13">Все нормально</text:p>
        </text:list-item>
        <text:list-item>
          <text:p text:style-name="P13">Такая программа не скомпилируется</text:p>
        </text:list-item>
      </text:list>
      <text:p text:style-name="P2"/>
      <text:p text:style-name="P2"/>
      <text:p text:style-name="P21">Q7: Возможна ли арифметика указателей за пределами массива? </text:p>
      <text:p text:style-name="P2"/>
      <text:p text:style-name="P2">Рассмотрим попытку манипулировать значением указателя за пределами адресуемого им массива, строчки для удобства пронумерованы:</text:p>
      <text:p text:style-name="P2"/>
      <text:p text:style-name="P6">/* 1 */ int p[] = {1, 2, 3, 0xBEEF}; </text:p>
      <text:p text:style-name="P6">/* 2 */ int *px = p; </text:p>
      <text:p text:style-name="P6">/* 3 */ px = p + 4;</text:p>
      <text:p text:style-name="P6">/* 4 */ px += 3;</text:p>
      <text:p text:style-name="P6">/* 5 */ px -= 7;</text:p>
      <text:p text:style-name="P6">/* 6 */ int res = px[3];</text:p>
      <text:p text:style-name="P2"/>
      <text:p text:style-name="P2">Охарактеризуйте результат исполнения такого кода:</text:p>
      <text:p text:style-name="P2"/>
      <text:list xml:id="list1582753041" text:style-name="L7">
        <text:list-item>
          <text:p text:style-name="P22"><text:span text:style-name="T7">Все нормально, </text:span><text:span text:style-name="T6">res == 0xBEEF</text:span></text:p>
        </text:list-item>
        <text:list-item>
          <text:p text:style-name="P14">Неопределенное поведение на строчке 3</text:p>
        </text:list-item>
        <text:list-item>
          <text:p text:style-name="P22"><text:span text:style-name="T7">Неопределенное поведение на строчке 4, до этого все нормально</text:span></text:p>
        </text:list-item>
        <text:list-item>
          <text:p text:style-name="P22"><text:span text:style-name="T7">Неопределенное поведение на строчке 5, до этого все нормально</text:span></text:p>
        </text:list-item>
      </text:list>
      <text:p text:style-name="P2"/>
      <text:p text:style-name="P2"/>
      <text:p text:style-name="P2"><text:soft-page-break/><text:span text:style-name="T3">Q8: Насколько стабильно нулевые указатели получаются из неконстантных выражений?</text:span></text:p>
      <text:p text:style-name="P2"/>
      <text:p text:style-name="P2">На архитектуре, где null pointer представлен ненулевым 32-битным значением, выполняется следующий код:</text:p>
      <text:p text:style-name="P2"/>
      <text:p text:style-name="P6">void </text:p>
      <text:p text:style-name="P6">foo (int x, int y)</text:p>
      <text:p text:style-name="P6">{ <text:s/></text:p>
      <text:p text:style-name="P6"><text:s text:c="2"/>int *zerop = (int*)(x – y);</text:p>
      <text:p text:style-name="P6"><text:s text:c="2"/>assert (zerop == NULL);</text:p>
      <text:p text:style-name="P6"><text:s text:c="2"/>assert (x == y);</text:p>
      <text:p text:style-name="P6"><text:s text:c="2"/>/* more code here */</text:p>
      <text:p text:style-name="P6">}</text:p>
      <text:p text:style-name="P2"/>
      <text:p text:style-name="P2">Охарактеризуйте возможное выполнение этого кода:</text:p>
      <text:p text:style-name="P2"/>
      <text:list xml:id="list807157272" text:style-name="L11">
        <text:list-item>
          <text:p text:style-name="P15">Может сработать только первый assertion</text:p>
        </text:list-item>
        <text:list-item>
          <text:p text:style-name="P15">Может сработать только второй assertion</text:p>
        </text:list-item>
        <text:list-item>
          <text:p text:style-name="P15">Может сработать как первый, так и второй assertion</text:p>
        </text:list-item>
        <text:list-item>
          <text:p text:style-name="P15">Программа не скомпилируется</text:p>
        </text:list-item>
      </text:list>
      <text:p text:style-name="P2"/>
      <text:p text:style-name="P21">Q9 (PA): как нарушить типизацию, не нарушив стандарт?</text:p>
      <text:p text:style-name="P2"/>
      <text:p text:style-name="P2">Студент Шустрый хочет исследовать структуру чисел с плавающей точкой на разных архитектурах. Для этого ему нужна функция, которая принимала бы число с плавающей точкой (double) и возвращала выделенный массив из unsigned char побитового представления этого числа и количество реально использованных бит этого массива (для некоторых архитектур это может быть 64 или 80). Как бы вы написали для него эту функцию?</text:p>
      <text:p text:style-name="P2"/>
      <text:p text:style-name="P21">Q10: Насколько стабильно нулевые указатели получаются из константных выражений?</text:p>
      <text:p text:style-name="P2"/>
      <text:p text:style-name="P2">На архитектуре, где null pointer представлен ненулевым 32-битным значением, выполняется следующий код:</text:p>
      <text:p text:style-name="P23"/>
      <text:p text:style-name="P6">int </text:p>
      <text:p text:style-name="P6">foo (int *x)</text:p>
      <text:p text:style-name="P6">{</text:p>
      <text:p text:style-name="P6"><text:s text:c="2"/>if (x)</text:p>
      <text:p text:style-name="P6"><text:s text:c="4"/>{</text:p>
      <text:p text:style-name="P6"><text:s text:c="6"/>assert (x != NULL);</text:p>
      <text:p text:style-name="P6"><text:s text:c="6"/>/* some code */</text:p>
      <text:p text:style-name="P6"><text:s text:c="4"/>}</text:p>
      <text:p text:style-name="P6"><text:s text:c="2"/>return 0;</text:p>
      <text:p text:style-name="P6">}</text:p>
      <text:p text:style-name="P6"/>
      <text:p text:style-name="P2">Охарактеризуйте поведение этого кода:</text:p>
      <text:p text:style-name="P2"/>
      <text:list xml:id="list1186326056" text:style-name="L12">
        <text:list-item>
          <text:p text:style-name="P16">В нём возможно assertion failure</text:p>
        </text:list-item>
        <text:list-item>
          <text:p text:style-name="P16">В нём невозможно assertion failure</text:p>
        </text:list-item>
        <text:list-item>
          <text:p text:style-name="P16">Такая архитекутра невозможна, NULL это всегда 0</text:p>
        </text:list-item>
        <text:list-item>
          <text:p text:style-name="P16">Для такой архитектуры этот код не скомпилируется</text:p>
        </text:list-item>
      </text:list>
      <text:p text:style-name="P2"/>
      <text:p text:style-name="P21">Q11 (ungraded): Какие ощущения оставил у вас этот тест?</text:p>
      <text:p text:style-name="P2"/>
      <text:list xml:id="list246037407" text:style-name="L13">
        <text:list-item>
          <text:p text:style-name="P17">Глаза сейчас вытекут кровью и даже этот пункт я заполняю вслепую</text:p>
        </text:list-item>
      </text:list>
      <text:list xml:id="list656439363" text:style-name="L14">
        <text:list-item>
          <text:p text:style-name="P18">Слишком легкий. <text:span text:style-name="T1">Ни одного вопроса на сравнение указателей на разные области памяти на “больше” и “меньше”. А ведь там есть очень интересные случаи.</text:span></text:p>
        </text:list-item>
      </text:list>
      <text:list xml:id="list709300895" text:style-name="L15">
        <text:list-item>
          <text:p text:style-name="P19">Я почему-то сейчас понял, что если пять лет писать компиляторы, то сходишь с ума</text:p>
        </text:list-item>
      </text:list>
      <text:list xml:id="list2128338096" text:style-name="L16">
        <text:list-item>
          <text:p text:style-name="P20">Ничего из вышеперечисленного, просто хочу узнать результаты</text:p>
        </text:list-item>
      </text:list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веты (все нормативные ссылки на C99) </text:p>
      <text:p text:style-name="P2"/>
      <text:p text:style-name="P2">1 -- 4, поскольку 6.2.6.1/6 регламентирует в этом случае unspecified behavior </text:p>
      <text:p text:style-name="P2">2 -- 4, поскольку 6.3.2.1/2 регламентирует в этом случае undefined behavior </text:p>
      <text:p text:style-name="P2">3 -- 3, поскольку 6.5.6/9 не делает разницы (кроме implementation defined случаев когда это не влезет в ptrdiff_t, но здесь реализация будет ССЗБ) </text:p>
      <text:p text:style-name="P2">4 -- 2, как ни странно. Потому что (6.5.9/6 регламентирует равенство указателей только в определенных случаях и побитового равенства там не фигурирует). Ответ (3) соблазнителен, но стандарт этого нигде не обещает. Интересно, что большинство компиляторов реально закладываются на (3). </text:p>
      <text:p text:style-name="P2">5 -- 1, так как 6.2.4/2 обещает неизменность адреса объекта на всем его времени жизни (включая побитовую неизменность). </text:p>
      <text:p text:style-name="P2">6 -- 1, тот же 6.2.4/2 регламентирует здесь undefined behavior в связи с окончанием времени жизни </text:p>
      <text:p text:style-name="P2">7 -- 3, поскольку 6.5.6/8 регламентирует определенное поведение при отступлении не более чем на 1 от границ при адресной арифметике (поэтому ответ не 2, отступать на 1 можно), в рамках же приведенного кода происходит UB </text:p>
      <text:p text:style-name="P2">8 -- 1, так как 6.3.2.3/5 не гарантирует конвертацию 0 --&gt; NULL в рантайм. Это implementation defined </text:p>
      <text:p text:style-name="P2">9 – PA . Но если вы нарушили strict aliasing, то сразу неверно. Если вы использовали type punning, то все норм</text:p>
      <text:p text:style-name="P2">10 -- 2, так как 6.3.2.3/3 гарантирует конвертацию 0 constant expression в NU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9T14:57:12</meta:creation-date>
    <dc:date>2015-08-06T10:35:50</dc:date>
    <meta:editing-duration>PT03H21M43S</meta:editing-duration>
    <meta:editing-cycles>67</meta:editing-cycles>
    <meta:generator>OpenOffice.org/3.2$Unix OpenOffice.org_project/320m12$Build-9483</meta:generator>
    <meta:print-date>2015-08-06T09:55:10</meta:print-date>
    <meta:document-statistic meta:table-count="0" meta:image-count="0" meta:object-count="0" meta:page-count="4" meta:paragraph-count="127" meta:word-count="1117" meta:character-count="7284"/>
  </office:meta>
</office:document-meta>
</file>